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0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1.0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uperScopeNetLeng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etName </text:p>
          </table:table-cell>
          <table:table-cell office:value-type="string" calcext:value-type="string">
            <text:p><text:s/>NetLength </text:p>
          </table:table-cell>
          <table:table-cell office:value-type="string" calcext:value-type="string">
            <text:p><text:s/>Unit</text:p>
          </table:table-cell>
          <table:table-cell office:value-type="string" calcext:value-type="string">
            <text:p><text:s/>NumSegments</text:p>
          </table:table-cell>
        </table:table-row>
        <table:table-row table:style-name="ro1">
          <table:table-cell office:value-type="string" calcext:value-type="string">
            <text:p>A0 </text:p>
          </table:table-cell>
          <table:table-cell office:value-type="float" office:value="36.6437" calcext:value-type="float">
            <text:p>36.6437</text:p>
          </table:table-cell>
          <table:table-cell office:value-type="string" calcext:value-type="string">
            <text:p><text:s/>m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47.8724" calcext:value-type="float">
            <text:p>47.8724</text:p>
          </table:table-cell>
          <table:table-cell office:value-type="string" calcext:value-type="string">
            <text:p><text:s/>mm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2 </text:p>
          </table:table-cell>
          <table:table-cell office:value-type="float" office:value="34.2219" calcext:value-type="float">
            <text:p>34.2219</text:p>
          </table:table-cell>
          <table:table-cell office:value-type="string" calcext:value-type="string">
            <text:p><text:s/>mm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3 </text:p>
          </table:table-cell>
          <table:table-cell office:value-type="float" office:value="38.3312" calcext:value-type="float">
            <text:p>38.3312</text:p>
          </table:table-cell>
          <table:table-cell office:value-type="string" calcext:value-type="string">
            <text:p><text:s/>m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4 </text:p>
          </table:table-cell>
          <table:table-cell office:value-type="float" office:value="39.4155" calcext:value-type="float">
            <text:p>39.4155</text:p>
          </table:table-cell>
          <table:table-cell office:value-type="string" calcext:value-type="string">
            <text:p><text:s/>m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5 </text:p>
          </table:table-cell>
          <table:table-cell office:value-type="float" office:value="34.077" calcext:value-type="float">
            <text:p>34.077</text:p>
          </table:table-cell>
          <table:table-cell office:value-type="string" calcext:value-type="string">
            <text:p><text:s/>m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6 </text:p>
          </table:table-cell>
          <table:table-cell office:value-type="float" office:value="47.0003" calcext:value-type="float">
            <text:p>47.0003</text:p>
          </table:table-cell>
          <table:table-cell office:value-type="string" calcext:value-type="string">
            <text:p><text:s/>m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7 </text:p>
          </table:table-cell>
          <table:table-cell office:value-type="float" office:value="34.2395" calcext:value-type="float">
            <text:p>34.2395</text:p>
          </table:table-cell>
          <table:table-cell office:value-type="string" calcext:value-type="string">
            <text:p><text:s/>mm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8 </text:p>
          </table:table-cell>
          <table:table-cell office:value-type="float" office:value="35.7132" calcext:value-type="float">
            <text:p>35.7132</text:p>
          </table:table-cell>
          <table:table-cell office:value-type="string" calcext:value-type="string">
            <text:p><text:s/>m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9 </text:p>
          </table:table-cell>
          <table:table-cell office:value-type="float" office:value="41.741" calcext:value-type="float">
            <text:p>41.741</text:p>
          </table:table-cell>
          <table:table-cell office:value-type="string" calcext:value-type="string">
            <text:p><text:s/>mm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10 </text:p>
          </table:table-cell>
          <table:table-cell office:value-type="float" office:value="48.2328" calcext:value-type="float">
            <text:p>48.2328</text:p>
          </table:table-cell>
          <table:table-cell office:value-type="string" calcext:value-type="string">
            <text:p><text:s/>mm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11 </text:p>
          </table:table-cell>
          <table:table-cell office:value-type="float" office:value="35.0507" calcext:value-type="float">
            <text:p>35.0507</text:p>
          </table:table-cell>
          <table:table-cell office:value-type="string" calcext:value-type="string">
            <text:p><text:s/>m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12 </text:p>
          </table:table-cell>
          <table:table-cell office:value-type="float" office:value="43.8605" calcext:value-type="float">
            <text:p>43.8605</text:p>
          </table:table-cell>
          <table:table-cell office:value-type="string" calcext:value-type="string">
            <text:p><text:s/>mm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13 </text:p>
          </table:table-cell>
          <table:table-cell office:value-type="float" office:value="37.0967" calcext:value-type="float">
            <text:p>37.0967</text:p>
          </table:table-cell>
          <table:table-cell office:value-type="string" calcext:value-type="string">
            <text:p><text:s/>m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A0 </text:p>
          </table:table-cell>
          <table:table-cell office:value-type="float" office:value="35.1068" calcext:value-type="float">
            <text:p>35.1068</text:p>
          </table:table-cell>
          <table:table-cell office:value-type="string" calcext:value-type="string">
            <text:p><text:s/>m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A1 </text:p>
          </table:table-cell>
          <table:table-cell office:value-type="float" office:value="33.6063" calcext:value-type="float">
            <text:p>33.6063</text:p>
          </table:table-cell>
          <table:table-cell office:value-type="string" calcext:value-type="string">
            <text:p><text:s/>mm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A2 </text:p>
          </table:table-cell>
          <table:table-cell office:value-type="float" office:value="43.1529" calcext:value-type="float">
            <text:p>43.1529</text:p>
          </table:table-cell>
          <table:table-cell office:value-type="string" calcext:value-type="string">
            <text:p><text:s/>mm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EN </text:p>
          </table:table-cell>
          <table:table-cell office:value-type="float" office:value="34.4769" calcext:value-type="float">
            <text:p>34.4769</text:p>
          </table:table-cell>
          <table:table-cell office:value-type="string" calcext:value-type="string">
            <text:p><text:s/>m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DT </text:p>
          </table:table-cell>
          <table:table-cell office:value-type="float" office:value="34.299" calcext:value-type="float">
            <text:p>34.299</text:p>
          </table:table-cell>
          <table:table-cell office:value-type="string" calcext:value-type="string">
            <text:p><text:s/>m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STN </text:p>
          </table:table-cell>
          <table:table-cell office:value-type="float" office:value="37.0122" calcext:value-type="float">
            <text:p>37.0122</text:p>
          </table:table-cell>
          <table:table-cell office:value-type="string" calcext:value-type="string">
            <text:p><text:s/>mm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K </text:p>
          </table:table-cell>
          <table:table-cell office:value-type="float" office:value="41.1015" calcext:value-type="float">
            <text:p>41.1015</text:p>
          </table:table-cell>
          <table:table-cell office:value-type="string" calcext:value-type="string">
            <text:p><text:s/>mm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CKN </text:p>
          </table:table-cell>
          <table:table-cell office:value-type="float" office:value="41.187" calcext:value-type="float">
            <text:p>41.187</text:p>
          </table:table-cell>
          <table:table-cell office:value-type="string" calcext:value-type="string">
            <text:p><text:s/>mm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ASN </text:p>
          </table:table-cell>
          <table:table-cell office:value-type="float" office:value="36.5777" calcext:value-type="float">
            <text:p>36.5777</text:p>
          </table:table-cell>
          <table:table-cell office:value-type="string" calcext:value-type="string">
            <text:p><text:s/>m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ASN </text:p>
          </table:table-cell>
          <table:table-cell office:value-type="float" office:value="32.9617" calcext:value-type="float">
            <text:p>32.9617</text:p>
          </table:table-cell>
          <table:table-cell office:value-type="string" calcext:value-type="string">
            <text:p><text:s/>m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DM </text:p>
          </table:table-cell>
          <table:table-cell office:value-type="float" office:value="34.0134" calcext:value-type="float">
            <text:p>34.0134</text:p>
          </table:table-cell>
          <table:table-cell office:value-type="string" calcext:value-type="string">
            <text:p><text:s/>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DQSN </text:p>
          </table:table-cell>
          <table:table-cell office:value-type="float" office:value="35.9782" calcext:value-type="float">
            <text:p>35.9782</text:p>
          </table:table-cell>
          <table:table-cell office:value-type="string" calcext:value-type="string">
            <text:p><text:s/>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DQS </text:p>
          </table:table-cell>
          <table:table-cell office:value-type="float" office:value="35.9048" calcext:value-type="float">
            <text:p>35.9048</text:p>
          </table:table-cell>
          <table:table-cell office:value-type="string" calcext:value-type="string">
            <text:p><text:s/>m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Q0 </text:p>
          </table:table-cell>
          <table:table-cell office:value-type="float" office:value="32.9373" calcext:value-type="float">
            <text:p>32.9373</text:p>
          </table:table-cell>
          <table:table-cell office:value-type="string" calcext:value-type="string">
            <text:p><text:s/>m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DQ1 </text:p>
          </table:table-cell>
          <table:table-cell office:value-type="float" office:value="32.8656" calcext:value-type="float">
            <text:p>32.8656</text:p>
          </table:table-cell>
          <table:table-cell office:value-type="string" calcext:value-type="string">
            <text:p><text:s/>mm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Q2 </text:p>
          </table:table-cell>
          <table:table-cell office:value-type="float" office:value="32.324" calcext:value-type="float">
            <text:p>32.324</text:p>
          </table:table-cell>
          <table:table-cell office:value-type="string" calcext:value-type="string">
            <text:p><text:s/>mm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Q3 </text:p>
          </table:table-cell>
          <table:table-cell office:value-type="float" office:value="33.9919" calcext:value-type="float">
            <text:p>33.9919</text:p>
          </table:table-cell>
          <table:table-cell office:value-type="string" calcext:value-type="string">
            <text:p><text:s/>m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Q4 </text:p>
          </table:table-cell>
          <table:table-cell office:value-type="float" office:value="32.6737" calcext:value-type="float">
            <text:p>32.6737</text:p>
          </table:table-cell>
          <table:table-cell office:value-type="string" calcext:value-type="string">
            <text:p><text:s/>m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Q5 </text:p>
          </table:table-cell>
          <table:table-cell office:value-type="float" office:value="34.8432" calcext:value-type="float">
            <text:p>34.8432</text:p>
          </table:table-cell>
          <table:table-cell office:value-type="string" calcext:value-type="string">
            <text:p><text:s/>mm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Q6 </text:p>
          </table:table-cell>
          <table:table-cell office:value-type="float" office:value="33.4461" calcext:value-type="float">
            <text:p>33.4461</text:p>
          </table:table-cell>
          <table:table-cell office:value-type="string" calcext:value-type="string">
            <text:p><text:s/>mm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Q7 </text:p>
          </table:table-cell>
          <table:table-cell office:value-type="float" office:value="33.928" calcext:value-type="float">
            <text:p>33.928</text:p>
          </table:table-cell>
          <table:table-cell office:value-type="string" calcext:value-type="string">
            <text:p><text:s/>mm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1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DIFFERENTIAL DIFF</text:p>
          </table:table-cell>
          <table:table-cell office:value-type="string" calcext:value-type="string">
            <text:p>CK DIFF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DQS DI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 </text:p>
          </table:table-cell>
          <table:table-cell/>
          <table:table-cell table:formula="of:=[.D2]-[.D$23]" office:value-type="float" office:value="-178.87007855771" calcext:value-type="float">
            <text:p>-178.8700785577</text:p>
          </table:table-cell>
          <table:table-cell table:formula="of:=[SuperScopeNetLength.B2]*39.3700787" office:value-type="float" office:value="1442.66535285919" calcext:value-type="float">
            <text:p>1442.6653528592</text:p>
          </table:table-cell>
          <table:table-cell table:formula="of:=[.D2]-[.D$28]" office:value-type="float" office:value="29.09055115143" calcext:value-type="float">
            <text:p>29.0905511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 </text:p>
          </table:table-cell>
          <table:table-cell/>
          <table:table-cell table:formula="of:=[.D3]-[.D$23]" office:value-type="float" office:value="263.20472414098" calcext:value-type="float">
            <text:p>263.204724141</text:p>
          </table:table-cell>
          <table:table-cell table:formula="of:=[SuperScopeNetLength.B3]*39.3700787" office:value-type="float" office:value="1884.74015555788" calcext:value-type="float">
            <text:p>1884.7401555579</text:p>
          </table:table-cell>
          <table:table-cell table:formula="of:=[.D3]-[.D$28]" office:value-type="float" office:value="471.16535385012" calcext:value-type="float">
            <text:p>471.1653538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 </text:p>
          </table:table-cell>
          <table:table-cell/>
          <table:table-cell table:formula="of:=[.D4]-[.D$23]" office:value-type="float" office:value="-274.21653515337" calcext:value-type="float">
            <text:p>-274.2165351534</text:p>
          </table:table-cell>
          <table:table-cell table:formula="of:=[SuperScopeNetLength.B4]*39.3700787" office:value-type="float" office:value="1347.31889626353" calcext:value-type="float">
            <text:p>1347.3188962635</text:p>
          </table:table-cell>
          <table:table-cell table:formula="of:=[.D4]-[.D$28]" office:value-type="float" office:value="-66.2559054442302" calcext:value-type="float">
            <text:p>-66.2559054442</text:p>
          </table:table-cell>
          <table:table-cell table:number-columns-repeated="3"/>
          <table:table-cell office:value-type="string" calcext:value-type="string">
            <text:p>SuperScopeNetLength</text:p>
          </table:table-cell>
          <table:table-cell/>
        </table:table-row>
        <table:table-row table:style-name="ro1">
          <table:table-cell office:value-type="string" calcext:value-type="string">
            <text:p>A3 </text:p>
          </table:table-cell>
          <table:table-cell/>
          <table:table-cell table:formula="of:=[.D5]-[.D$23]" office:value-type="float" office:value="-112.43307075146" calcext:value-type="float">
            <text:p>-112.4330707515</text:p>
          </table:table-cell>
          <table:table-cell table:formula="of:=[SuperScopeNetLength.B5]*39.3700787" office:value-type="float" office:value="1509.10236066544" calcext:value-type="float">
            <text:p>1509.1023606654</text:p>
          </table:table-cell>
          <table:table-cell table:formula="of:=[.D5]-[.D$28]" office:value-type="float" office:value="95.52755895768" calcext:value-type="float">
            <text:p>95.52755895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 </text:p>
          </table:table-cell>
          <table:table-cell/>
          <table:table-cell table:formula="of:=[.D6]-[.D$23]" office:value-type="float" office:value="-69.7440944170498" calcext:value-type="float">
            <text:p>-69.744094417</text:p>
          </table:table-cell>
          <table:table-cell table:formula="of:=[SuperScopeNetLength.B6]*39.3700787" office:value-type="float" office:value="1551.79133699985" calcext:value-type="float">
            <text:p>1551.7913369999</text:p>
          </table:table-cell>
          <table:table-cell table:formula="of:=[.D6]-[.D$28]" office:value-type="float" office:value="138.21653529209" calcext:value-type="float">
            <text:p>138.2165352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 </text:p>
          </table:table-cell>
          <table:table-cell/>
          <table:table-cell table:formula="of:=[.D7]-[.D$23]" office:value-type="float" office:value="-279.921259557" calcext:value-type="float">
            <text:p>-279.921259557</text:p>
          </table:table-cell>
          <table:table-cell table:formula="of:=[SuperScopeNetLength.B7]*39.3700787" office:value-type="float" office:value="1341.6141718599" calcext:value-type="float">
            <text:p>1341.6141718599</text:p>
          </table:table-cell>
          <table:table-cell table:formula="of:=[.D7]-[.D$28]" office:value-type="float" office:value="-71.9606298478602" calcext:value-type="float">
            <text:p>-71.9606298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6 </text:p>
          </table:table-cell>
          <table:table-cell/>
          <table:table-cell table:formula="of:=[.D8]-[.D$23]" office:value-type="float" office:value="228.87007850671" calcext:value-type="float">
            <text:p>228.8700785067</text:p>
          </table:table-cell>
          <table:table-cell table:formula="of:=[SuperScopeNetLength.B8]*39.3700787" office:value-type="float" office:value="1850.40550992361" calcext:value-type="float">
            <text:p>1850.4055099236</text:p>
          </table:table-cell>
          <table:table-cell table:formula="of:=[.D8]-[.D$28]" office:value-type="float" office:value="436.83070821585" calcext:value-type="float">
            <text:p>436.8307082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 </text:p>
          </table:table-cell>
          <table:table-cell/>
          <table:table-cell table:formula="of:=[.D9]-[.D$23]" office:value-type="float" office:value="-273.52362176825" calcext:value-type="float">
            <text:p>-273.5236217683</text:p>
          </table:table-cell>
          <table:table-cell table:formula="of:=[SuperScopeNetLength.B9]*39.3700787" office:value-type="float" office:value="1348.01180964865" calcext:value-type="float">
            <text:p>1348.0118096487</text:p>
          </table:table-cell>
          <table:table-cell table:formula="of:=[.D9]-[.D$28]" office:value-type="float" office:value="-65.56299205911" calcext:value-type="float">
            <text:p>-65.5629920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8 </text:p>
          </table:table-cell>
          <table:table-cell/>
          <table:table-cell table:formula="of:=[.D10]-[.D$23]" office:value-type="float" office:value="-215.50393678806" calcext:value-type="float">
            <text:p>-215.5039367881</text:p>
          </table:table-cell>
          <table:table-cell table:formula="of:=[SuperScopeNetLength.B10]*39.3700787" office:value-type="float" office:value="1406.03149462884" calcext:value-type="float">
            <text:p>1406.0314946288</text:p>
          </table:table-cell>
          <table:table-cell table:formula="of:=[.D10]-[.D$28]" office:value-type="float" office:value="-7.54330707892018" calcext:value-type="float">
            <text:p>-7.54330707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 </text:p>
          </table:table-cell>
          <table:table-cell/>
          <table:table-cell table:formula="of:=[.D11]-[.D$23]" office:value-type="float" office:value="21.8110235998001" calcext:value-type="float">
            <text:p>21.8110235998</text:p>
          </table:table-cell>
          <table:table-cell table:formula="of:=[SuperScopeNetLength.B11]*39.3700787" office:value-type="float" office:value="1643.3464550167" calcext:value-type="float">
            <text:p>1643.3464550167</text:p>
          </table:table-cell>
          <table:table-cell table:formula="of:=[.D11]-[.D$28]" office:value-type="float" office:value="229.77165330894" calcext:value-type="float">
            <text:p>229.77165330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0 </text:p>
          </table:table-cell>
          <table:table-cell/>
          <table:table-cell table:formula="of:=[.D12]-[.D$23]" office:value-type="float" office:value="277.39370050446" calcext:value-type="float">
            <text:p>277.3937005045</text:p>
          </table:table-cell>
          <table:table-cell table:formula="of:=[SuperScopeNetLength.B12]*39.3700787" office:value-type="float" office:value="1898.92913192136" calcext:value-type="float">
            <text:p>1898.9291319214</text:p>
          </table:table-cell>
          <table:table-cell table:formula="of:=[.D12]-[.D$28]" office:value-type="float" office:value="485.3543302136" calcext:value-type="float">
            <text:p>485.3543302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1 </text:p>
          </table:table-cell>
          <table:table-cell/>
          <table:table-cell table:formula="of:=[.D13]-[.D$23]" office:value-type="float" office:value="-241.58661392681" calcext:value-type="float">
            <text:p>-241.5866139268</text:p>
          </table:table-cell>
          <table:table-cell table:formula="of:=[SuperScopeNetLength.B13]*39.3700787" office:value-type="float" office:value="1379.94881749009" calcext:value-type="float">
            <text:p>1379.9488174901</text:p>
          </table:table-cell>
          <table:table-cell table:formula="of:=[.D13]-[.D$28]" office:value-type="float" office:value="-33.6259842176701" calcext:value-type="float">
            <text:p>-33.6259842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2 </text:p>
          </table:table-cell>
          <table:table-cell/>
          <table:table-cell table:formula="of:=[.D14]-[.D$23]" office:value-type="float" office:value="105.25590540445" calcext:value-type="float">
            <text:p>105.2559054045</text:p>
          </table:table-cell>
          <table:table-cell table:formula="of:=[SuperScopeNetLength.B14]*39.3700787" office:value-type="float" office:value="1726.79133682135" calcext:value-type="float">
            <text:p>1726.7913368214</text:p>
          </table:table-cell>
          <table:table-cell table:formula="of:=[.D14]-[.D$28]" office:value-type="float" office:value="313.21653511359" calcext:value-type="float">
            <text:p>313.21653511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3 </text:p>
          </table:table-cell>
          <table:table-cell/>
          <table:table-cell table:formula="of:=[.D15]-[.D$23]" office:value-type="float" office:value="-161.03543290661" calcext:value-type="float">
            <text:p>-161.0354329066</text:p>
          </table:table-cell>
          <table:table-cell table:formula="of:=[SuperScopeNetLength.B15]*39.3700787" office:value-type="float" office:value="1460.49999851029" calcext:value-type="float">
            <text:p>1460.4999985103</text:p>
          </table:table-cell>
          <table:table-cell table:formula="of:=[.D15]-[.D$28]" office:value-type="float" office:value="46.9251968025299" calcext:value-type="float">
            <text:p>46.9251968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0 </text:p>
          </table:table-cell>
          <table:table-cell/>
          <table:table-cell table:formula="of:=[.D16]-[.D$23]" office:value-type="float" office:value="-239.37795251174" calcext:value-type="float">
            <text:p>-239.3779525117</text:p>
          </table:table-cell>
          <table:table-cell table:formula="of:=[SuperScopeNetLength.B16]*39.3700787" office:value-type="float" office:value="1382.15747890516" calcext:value-type="float">
            <text:p>1382.1574789052</text:p>
          </table:table-cell>
          <table:table-cell table:formula="of:=[.D16]-[.D$28]" office:value-type="float" office:value="-31.4173228026002" calcext:value-type="float">
            <text:p>-31.41732280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1 </text:p>
          </table:table-cell>
          <table:table-cell/>
          <table:table-cell table:formula="of:=[.D17]-[.D$23]" office:value-type="float" office:value="-298.45275560109" calcext:value-type="float">
            <text:p>-298.4527556011</text:p>
          </table:table-cell>
          <table:table-cell table:formula="of:=[SuperScopeNetLength.B17]*39.3700787" office:value-type="float" office:value="1323.08267581581" calcext:value-type="float">
            <text:p>1323.0826758158</text:p>
          </table:table-cell>
          <table:table-cell table:formula="of:=[.D17]-[.D$28]" office:value-type="float" office:value="-90.4921258919503" calcext:value-type="float">
            <text:p>-90.4921258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2 </text:p>
          </table:table-cell>
          <table:table-cell/>
          <table:table-cell table:formula="of:=[.D18]-[.D$23]" office:value-type="float" office:value="77.3976377163303" calcext:value-type="float">
            <text:p>77.3976377163</text:p>
          </table:table-cell>
          <table:table-cell table:formula="of:=[SuperScopeNetLength.B18]*39.3700787" office:value-type="float" office:value="1698.93306913323" calcext:value-type="float">
            <text:p>1698.9330691332</text:p>
          </table:table-cell>
          <table:table-cell table:formula="of:=[.D18]-[.D$28]" office:value-type="float" office:value="285.35826742547" calcext:value-type="float">
            <text:p>285.3582674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N </text:p>
          </table:table-cell>
          <table:table-cell/>
          <table:table-cell table:formula="of:=[.D19]-[.D$23]" office:value-type="float" office:value="-264.17716508487" calcext:value-type="float">
            <text:p>-264.1771650849</text:p>
          </table:table-cell>
          <table:table-cell table:formula="of:=[SuperScopeNetLength.B19]*39.3700787" office:value-type="float" office:value="1357.35826633203" calcext:value-type="float">
            <text:p>1357.358266332</text:p>
          </table:table-cell>
          <table:table-cell table:formula="of:=[.D19]-[.D$28]" office:value-type="float" office:value="-56.21653537573" calcext:value-type="float">
            <text:p>-56.2165353757</text:p>
          </table:table-cell>
          <table:table-cell table:number-columns-repeated="3"/>
          <table:table-cell office:value-type="string" calcext:value-type="string">
            <text:p>DIFF</text:p>
          </table:table-cell>
          <table:table-cell office:value-type="string" calcext:value-type="string">
            <text:p>+- 10mil</text:p>
          </table:table-cell>
        </table:table-row>
        <table:table-row table:style-name="ro1">
          <table:table-cell office:value-type="string" calcext:value-type="string">
            <text:p>ODT </text:p>
          </table:table-cell>
          <table:table-cell/>
          <table:table-cell table:formula="of:=[.D20]-[.D$23]" office:value-type="float" office:value="-271.1811020856" calcext:value-type="float">
            <text:p>-271.1811020856</text:p>
          </table:table-cell>
          <table:table-cell table:formula="of:=[SuperScopeNetLength.B20]*39.3700787" office:value-type="float" office:value="1350.3543293313" calcext:value-type="float">
            <text:p>1350.3543293313</text:p>
          </table:table-cell>
          <table:table-cell table:formula="of:=[.D20]-[.D$28]" office:value-type="float" office:value="-63.2204723764601" calcext:value-type="float">
            <text:p>-63.2204723765</text:p>
          </table:table-cell>
          <table:table-cell table:number-columns-repeated="3"/>
          <table:table-cell office:value-type="string" calcext:value-type="string">
            <text:p>DQS-DQ</text:p>
          </table:table-cell>
          <table:table-cell office:value-type="string" calcext:value-type="string">
            <text:p>+-150mil</text:p>
          </table:table-cell>
        </table:table-row>
        <table:table-row table:style-name="ro1">
          <table:table-cell office:value-type="string" calcext:value-type="string">
            <text:p>RSTN </text:p>
          </table:table-cell>
          <table:table-cell/>
          <table:table-cell table:formula="of:=[.D21]-[.D$23]" office:value-type="float" office:value="-164.36220455676" calcext:value-type="float">
            <text:p>-164.3622045568</text:p>
          </table:table-cell>
          <table:table-cell table:formula="of:=[SuperScopeNetLength.B21]*39.3700787" office:value-type="float" office:value="1457.17322686014" calcext:value-type="float">
            <text:p>1457.1732268601</text:p>
          </table:table-cell>
          <table:table-cell table:formula="of:=[.D21]-[.D$28]" office:value-type="float" office:value="43.5984251523798" calcext:value-type="float">
            <text:p>43.5984251524</text:p>
          </table:table-cell>
          <table:table-cell table:number-columns-repeated="3"/>
          <table:table-cell office:value-type="string" calcext:value-type="string">
            <text:p>DQS-CK</text:p>
          </table:table-cell>
          <table:table-cell office:value-type="string" calcext:value-type="string">
            <text:p>+-250mil</text:p>
          </table:table-cell>
        </table:table-row>
        <table:table-row table:style-name="ro1">
          <table:table-cell office:value-type="string" calcext:value-type="string">
            <text:p>CK </text:p>
          </table:table-cell>
          <table:table-cell/>
          <table:table-cell table:formula="of:=[.D22]-[.D$23]" office:value-type="float" office:value="-3.3661417288497" calcext:value-type="float">
            <text:p>-3.3661417288</text:p>
          </table:table-cell>
          <table:table-cell table:formula="of:=[SuperScopeNetLength.B22]*39.3700787" office:value-type="float" office:value="1618.16928968805" calcext:value-type="float">
            <text:p>1618.1692896881</text:p>
          </table:table-cell>
          <table:table-cell table:formula="of:=[.D22]-[.D$28]" office:value-type="float" office:value="204.59448798029" calcext:value-type="float">
            <text:p>204.5944879803</text:p>
          </table:table-cell>
          <table:table-cell table:number-columns-repeated="3"/>
          <table:table-cell office:value-type="string" calcext:value-type="string">
            <text:p>CK-ADD/CTR</text:p>
          </table:table-cell>
          <table:table-cell office:value-type="string" calcext:value-type="string">
            <text:p>+-300mil</text:p>
          </table:table-cell>
        </table:table-row>
        <table:table-row table:style-name="ro1">
          <table:table-cell office:value-type="string" calcext:value-type="string">
            <text:p>CKN </text:p>
          </table:table-cell>
          <table:table-cell table:formula="of:=[.D22]-[.D23]" office:value-type="float" office:value="-3.3661417288497" calcext:value-type="float">
            <text:p>-3.3661417288</text:p>
          </table:table-cell>
          <table:table-cell table:formula="of:=[.D23]-[.D$23]" office:value-type="float" office:value="0" calcext:value-type="float">
            <text:p>0</text:p>
          </table:table-cell>
          <table:table-cell table:formula="of:=[SuperScopeNetLength.B23]*39.3700787" office:value-type="float" office:value="1621.5354314169" calcext:value-type="float">
            <text:p>1621.5354314169</text:p>
          </table:table-cell>
          <table:table-cell table:formula="of:=[.D23]-[.D$28]" office:value-type="float" office:value="207.96062970914" calcext:value-type="float">
            <text:p>207.9606297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N </text:p>
          </table:table-cell>
          <table:table-cell/>
          <table:table-cell table:formula="of:=[.D24]-[.D$23]" office:value-type="float" office:value="-181.46850375191" calcext:value-type="float">
            <text:p>-181.4685037519</text:p>
          </table:table-cell>
          <table:table-cell table:formula="of:=[SuperScopeNetLength.B24]*39.3700787" office:value-type="float" office:value="1440.06692766499" calcext:value-type="float">
            <text:p>1440.066927665</text:p>
          </table:table-cell>
          <table:table-cell table:formula="of:=[.D24]-[.D$28]" office:value-type="float" office:value="26.49212595723" calcext:value-type="float">
            <text:p>26.4921259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N </text:p>
          </table:table-cell>
          <table:table-cell/>
          <table:table-cell table:formula="of:=[.D25]-[.D$23]" office:value-type="float" office:value="-323.83070833111" calcext:value-type="float">
            <text:p>-323.8307083311</text:p>
          </table:table-cell>
          <table:table-cell table:formula="of:=[SuperScopeNetLength.B25]*39.3700787" office:value-type="float" office:value="1297.70472308579" calcext:value-type="float">
            <text:p>1297.7047230858</text:p>
          </table:table-cell>
          <table:table-cell table:formula="of:=[.D25]-[.D$28]" office:value-type="float" office:value="-115.87007862197" calcext:value-type="float">
            <text:p>-115.870078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M </text:p>
          </table:table-cell>
          <table:table-cell/>
          <table:table-cell table:formula="of:=[.D26]-[.D$23]" office:value-type="float" office:value="-282.42519656232" calcext:value-type="float">
            <text:p>-282.4251965623</text:p>
          </table:table-cell>
          <table:table-cell table:formula="of:=[SuperScopeNetLength.B26]*39.3700787" office:value-type="float" office:value="1339.11023485458" calcext:value-type="float">
            <text:p>1339.1102348546</text:p>
          </table:table-cell>
          <table:table-cell table:formula="of:=[.D26]-[.D$28]" office:value-type="float" office:value="-74.4645668531803" calcext:value-type="float">
            <text:p>-74.4645668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QSN </text:p>
          </table:table-cell>
          <table:table-cell/>
          <table:table-cell table:formula="of:=[.D27]-[.D$23]" office:value-type="float" office:value="-205.07086593256" calcext:value-type="float">
            <text:p>-205.0708659326</text:p>
          </table:table-cell>
          <table:table-cell table:formula="of:=[SuperScopeNetLength.B27]*39.3700787" office:value-type="float" office:value="1416.46456548434" calcext:value-type="float">
            <text:p>1416.4645654843</text:p>
          </table:table-cell>
          <table:table-cell table:formula="of:=[.D27]-[.D$28]" office:value-type="float" office:value="2.88976377657991" calcext:value-type="float">
            <text:p>2.8897637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QS </text:p>
          </table:table-cell>
          <table:table-cell table:formula="of:=[.D27]-[.D28]" office:value-type="float" office:value="2.88976377657991" calcext:value-type="float">
            <text:p>2.8897637766</text:p>
          </table:table-cell>
          <table:table-cell table:formula="of:=[.D28]-[.D$23]" office:value-type="float" office:value="-207.96062970914" calcext:value-type="float">
            <text:p>-207.9606297091</text:p>
          </table:table-cell>
          <table:table-cell table:formula="of:=[SuperScopeNetLength.B28]*39.3700787" office:value-type="float" office:value="1413.57480170776" calcext:value-type="float">
            <text:p>1413.5748017078</text:p>
          </table:table-cell>
          <table:table-cell table:formula="of:=[.D28]-[.D$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0 </text:p>
          </table:table-cell>
          <table:table-cell/>
          <table:table-cell table:formula="of:=[.D29]-[.D$23]" office:value-type="float" office:value="-324.79133825139" calcext:value-type="float">
            <text:p>-324.7913382514</text:p>
          </table:table-cell>
          <table:table-cell table:formula="of:=[SuperScopeNetLength.B29]*39.3700787" office:value-type="float" office:value="1296.74409316551" calcext:value-type="float">
            <text:p>1296.7440931655</text:p>
          </table:table-cell>
          <table:table-cell table:formula="of:=[.D29]-[.D$28]" office:value-type="float" office:value="-116.83070854225" calcext:value-type="float">
            <text:p>-116.83070854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1 </text:p>
          </table:table-cell>
          <table:table-cell/>
          <table:table-cell table:formula="of:=[.D30]-[.D$23]" office:value-type="float" office:value="-327.61417289418" calcext:value-type="float">
            <text:p>-327.6141728942</text:p>
          </table:table-cell>
          <table:table-cell table:formula="of:=[SuperScopeNetLength.B30]*39.3700787" office:value-type="float" office:value="1293.92125852272" calcext:value-type="float">
            <text:p>1293.9212585227</text:p>
          </table:table-cell>
          <table:table-cell table:formula="of:=[.D30]-[.D$28]" office:value-type="float" office:value="-119.65354318504" calcext:value-type="float">
            <text:p>-119.653543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2 </text:p>
          </table:table-cell>
          <table:table-cell/>
          <table:table-cell table:formula="of:=[.D31]-[.D$23]" office:value-type="float" office:value="-348.9370075181" calcext:value-type="float">
            <text:p>-348.9370075181</text:p>
          </table:table-cell>
          <table:table-cell table:formula="of:=[SuperScopeNetLength.B31]*39.3700787" office:value-type="float" office:value="1272.5984238988" calcext:value-type="float">
            <text:p>1272.5984238988</text:p>
          </table:table-cell>
          <table:table-cell table:formula="of:=[.D31]-[.D$28]" office:value-type="float" office:value="-140.97637780896" calcext:value-type="float">
            <text:p>-140.976377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3 </text:p>
          </table:table-cell>
          <table:table-cell/>
          <table:table-cell table:formula="of:=[.D32]-[.D$23]" office:value-type="float" office:value="-283.27165325437" calcext:value-type="float">
            <text:p>-283.2716532544</text:p>
          </table:table-cell>
          <table:table-cell table:formula="of:=[SuperScopeNetLength.B32]*39.3700787" office:value-type="float" office:value="1338.26377816253" calcext:value-type="float">
            <text:p>1338.2637781625</text:p>
          </table:table-cell>
          <table:table-cell table:formula="of:=[.D32]-[.D$28]" office:value-type="float" office:value="-75.31102354523" calcext:value-type="float">
            <text:p>-75.3110235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4 </text:p>
          </table:table-cell>
          <table:table-cell/>
          <table:table-cell table:formula="of:=[.D33]-[.D$23]" office:value-type="float" office:value="-335.16929099671" calcext:value-type="float">
            <text:p>-335.1692909967</text:p>
          </table:table-cell>
          <table:table-cell table:formula="of:=[SuperScopeNetLength.B33]*39.3700787" office:value-type="float" office:value="1286.36614042019" calcext:value-type="float">
            <text:p>1286.3661404202</text:p>
          </table:table-cell>
          <table:table-cell table:formula="of:=[.D33]-[.D$28]" office:value-type="float" office:value="-127.20866128757" calcext:value-type="float">
            <text:p>-127.2086612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5 </text:p>
          </table:table-cell>
          <table:table-cell/>
          <table:table-cell table:formula="of:=[.D34]-[.D$23]" office:value-type="float" office:value="-249.75590525706" calcext:value-type="float">
            <text:p>-249.7559052571</text:p>
          </table:table-cell>
          <table:table-cell table:formula="of:=[SuperScopeNetLength.B34]*39.3700787" office:value-type="float" office:value="1371.77952615984" calcext:value-type="float">
            <text:p>1371.7795261598</text:p>
          </table:table-cell>
          <table:table-cell table:formula="of:=[.D34]-[.D$28]" office:value-type="float" office:value="-41.79527554792" calcext:value-type="float">
            <text:p>-41.7952755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6 </text:p>
          </table:table-cell>
          <table:table-cell/>
          <table:table-cell table:formula="of:=[.D35]-[.D$23]" office:value-type="float" office:value="-304.75984220883" calcext:value-type="float">
            <text:p>-304.7598422088</text:p>
          </table:table-cell>
          <table:table-cell table:formula="of:=[SuperScopeNetLength.B35]*39.3700787" office:value-type="float" office:value="1316.77558920807" calcext:value-type="float">
            <text:p>1316.7755892081</text:p>
          </table:table-cell>
          <table:table-cell table:formula="of:=[.D35]-[.D$28]" office:value-type="float" office:value="-96.7992124996902" calcext:value-type="float">
            <text:p>-96.7992124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Q7 </text:p>
          </table:table-cell>
          <table:table-cell/>
          <table:table-cell table:formula="of:=[.D36]-[.D$23]" office:value-type="float" office:value="-285.7874012833" calcext:value-type="float">
            <text:p>-285.7874012833</text:p>
          </table:table-cell>
          <table:table-cell table:formula="of:=[SuperScopeNetLength.B36]*39.3700787" office:value-type="float" office:value="1335.7480301336" calcext:value-type="float">
            <text:p>1335.7480301336</text:p>
          </table:table-cell>
          <table:table-cell table:formula="of:=[.D36]-[.D$28]" office:value-type="float" office:value="-77.8267715741602" calcext:value-type="float">
            <text:p>-77.8267715742</text:p>
          </table:table-cell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 style:data-style-name="N2" text:time-value="16:32:20.899723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2T15:42:23</meta:creation-date>
    <dc:date>2015-08-18T17:56:00.574134535</dc:date>
    <meta:editing-duration>PT3H22M53S</meta:editing-duration>
    <meta:editing-cycles>10</meta:editing-cycles>
    <meta:generator>LibreOffice/4.3.3.2$Linux_X86_64 LibreOffice_project/430m0$Build-2</meta:generator>
    <dc:creator>Trond Gran</dc:creator>
    <meta:document-statistic meta:table-count="4" meta:cell-count="300" meta:object-count="0"/>
  </office:meta>
</office:document-meta>
</file>